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3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97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4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5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88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2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17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1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0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72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1.7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01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6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26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71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6.00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62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9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29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1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08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80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0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19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8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76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82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24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1.133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Noto Mono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Noto Mono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4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243cm" svg:height="7.301cm" svg:x="2.758cm" svg:y="7.62cm" svg:viewBox="0 0 17244 7302" draw:points="0,0 17244,0 17244,7302 0,7302">
          <text:p><text:span text:style-name="T1">// edge case:</text:span></text:p>
          <text:p><text:span text:style-name="T1">If (head == nullptr || head→next == nullptr) {</text:span></text:p>
          <text:p><text:span text:style-name="T1"><text:tab/></text:span><text:span text:style-name="T1">return head;</text:span></text:p>
          <text:p><text:span text:style-name="T1">}</text:span></text:p>
          <text:p><text:span text:style-name="T1"/></text:p>
          <text:p><text:span text:style-name="T1">//traverse using recursion</text:span></text:p>
          <text:p><text:span text:style-name="T1">Node* newHead = reverseList(head→next);</text:span></text:p>
          <text:p><text:span text:style-name="T1"/></text:p>
          <text:p><text:span text:style-name="T1">Head→next→next= head;</text:span></text:p>
          <text:p><text:span text:style-name="T1">Head→next = nullptr;</text:span></text:p>
          <text:p><text:span text:style-name="T1"/></text:p>
          <text:p><text:span text:style-name="T1">Return newHead;</text:span></text:p>
        </draw:polygon>
        <draw:frame draw:style-name="gr2" draw:text-style-name="P3" draw:layer="layout" svg:width="3.139cm" svg:height="0.556cm" svg:x="9.231cm" svg:y="2.556cm">
          <draw:text-box>
            <text:p text:style-name="P2"><text:span text:style-name="T2">Mock Exam 1</text:span></text:p>
          </draw:text-box>
        </draw:frame>
        <draw:frame draw:style-name="gr3" draw:text-style-name="P4" draw:layer="layout" svg:width="15.979cm" svg:height="0.513cm" svg:x="2.54cm" svg:y="3.861cm">
          <draw:text-box>
            <text:p text:style-name="P2"><text:span text:style-name="T3">1. Implement the</text:span><text:span text:style-name="T4"> Node* reverseList(Node* head)</text:span><text:span text:style-name="T3"> function. Reversing a linked</text:span></text:p>
          </draw:text-box>
        </draw:frame>
        <draw:frame draw:style-name="gr4" draw:text-style-name="P4" draw:layer="layout" svg:width="15.708cm" svg:height="0.513cm" svg:x="2.54cm" svg:y="4.468cm">
          <draw:text-box>
            <text:p text:style-name="P2"><text:span text:style-name="T3">list means that the tail becomes the head, and all the links between the nodes</text:span></text:p>
          </draw:text-box>
        </draw:frame>
        <draw:frame draw:style-name="gr5" draw:text-style-name="P4" draw:layer="layout" svg:width="16.444cm" svg:height="0.513cm" svg:x="2.54cm" svg:y="5.074cm">
          <draw:text-box>
            <text:p text:style-name="P2"><text:span text:style-name="T3">are reversed. Given the head of a singly linked list, reverse the list, and return the</text:span></text:p>
          </draw:text-box>
        </draw:frame>
        <draw:frame draw:style-name="gr6" draw:text-style-name="P4" draw:layer="layout" svg:width="2.593cm" svg:height="0.513cm" svg:x="2.54cm" svg:y="5.681cm">
          <draw:text-box>
            <text:p text:style-name="P2"><text:span text:style-name="T3">reversed list.</text:span></text:p>
          </draw:text-box>
        </draw:frame>
        <draw:frame draw:style-name="gr7" draw:text-style-name="P4" draw:layer="layout" svg:width="6.885cm" svg:height="0.513cm" svg:x="2.54cm" svg:y="6.894cm">
          <draw:text-box>
            <text:p text:style-name="P2"><text:span text:style-name="T4">Node* reverseList(Node* head){</text:span></text:p>
          </draw:text-box>
        </draw:frame>
        <draw:line draw:style-name="gr8" draw:text-style-name="P5" draw:layer="layout" svg:x1="2.645cm" svg:y1="24.853cm" svg:x2="18.944cm" svg:y2="24.853cm">
          <text:p/>
        </draw:line>
        <draw:line draw:style-name="gr9" draw:text-style-name="P5" draw:layer="layout" svg:x1="9.242cm" svg:y1="3.051cm" svg:x2="12.347cm" svg:y2="3.051cm">
          <text:p/>
        </draw:line>
        <draw:frame draw:style-name="gr10" draw:text-style-name="P4" draw:layer="layout" svg:width="0.458cm" svg:height="0.513cm" svg:x="2.54cm" svg:y="23.875cm">
          <draw:text-box>
            <text:p text:style-name="P2"><text:span text:style-name="T4">}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144cm" svg:height="17.461cm" svg:x="2.54cm" svg:y="5.715cm" svg:viewBox="0 0 17145 17462" draw:points="0,0 17145,0 17145,17462 0,17462">
          <text:p><text:span text:style-name="T1">//edge case</text:span></text:p>
          <text:p><text:span text:style-name="T1">If (head == nullptr || head→next == nullptr) {</text:span></text:p>
          <text:p><text:span text:style-name="T1"><text:tab/></text:span><text:span text:style-name="T1">return head;</text:span></text:p>
          <text:p><text:span text:style-name="T1">}</text:span></text:p>
          <text:p><text:span text:style-name="T1"/></text:p>
          <text:p><text:span text:style-name="T1">//make pointers</text:span></text:p>
          <text:p><text:span text:style-name="T1">Node* fp = head;</text:span></text:p>
          <text:p><text:span text:style-name="T1">Node* sp = head;</text:span></text:p>
          <text:p><text:span text:style-name="T1"/></text:p>
          <text:p><text:span text:style-name="T1">//traverse pointers (fp double speed)</text:span></text:p>
          <text:p><text:span text:style-name="T1">While (fp != nullptr &amp;&amp; fp→next != nullptr) {</text:span></text:p>
          <text:p><text:span text:style-name="T1"><text:tab/></text:span><text:span text:style-name="T1">sp = sp→next;</text:span></text:p>
          <text:p><text:span text:style-name="T1"><text:tab/></text:span><text:span text:style-name="T1">fp = fp-&gt;next-&gt;next;</text:span></text:p>
          <text:p><text:span text:style-name="T1">}</text:span></text:p>
          <text:p><text:span text:style-name="T1"/></text:p>
          <text:p><text:span text:style-name="T1">Return sp;</text:span></text:p>
        </draw:polygon>
        <draw:frame draw:style-name="gr11" draw:text-style-name="P4" draw:layer="layout" svg:width="16.283cm" svg:height="0.513cm" svg:x="2.54cm" svg:y="2.555cm">
          <draw:text-box>
            <text:p text:style-name="P2"><text:span text:style-name="T3">2. Write the function</text:span><text:span text:style-name="T4"> Node* middleNode(Node* head),</text:span><text:span text:style-name="T3"> which returns the middle</text:span></text:p>
          </draw:text-box>
        </draw:frame>
        <draw:frame draw:style-name="gr12" draw:text-style-name="P4" draw:layer="layout" svg:width="15.174cm" svg:height="0.513cm" svg:x="2.54cm" svg:y="3.162cm">
          <draw:text-box>
            <text:p text:style-name="P2"><text:span text:style-name="T3">node of a singly linked list. If there are two middle nodes, return the second</text:span></text:p>
          </draw:text-box>
        </draw:frame>
        <draw:frame draw:style-name="gr13" draw:text-style-name="P4" draw:layer="layout" svg:width="2.618cm" svg:height="0.513cm" svg:x="2.54cm" svg:y="3.768cm">
          <draw:text-box>
            <text:p text:style-name="P2"><text:span text:style-name="T3">middle node.</text:span></text:p>
          </draw:text-box>
        </draw:frame>
        <draw:frame draw:style-name="gr14" draw:text-style-name="P4" draw:layer="layout" svg:width="7.063cm" svg:height="0.513cm" svg:x="2.54cm" svg:y="4.981cm">
          <draw:text-box>
            <text:p text:style-name="P2"><text:span text:style-name="T4">Node* middleNode(Node* head){</text:span></text:p>
          </draw:text-box>
        </draw:frame>
        <draw:line draw:style-name="gr8" draw:text-style-name="P5" draw:layer="layout" svg:x1="2.645cm" svg:y1="24.747cm" svg:x2="18.944cm" svg:y2="24.747cm">
          <text:p/>
        </draw:line>
        <draw:frame draw:style-name="gr10" draw:text-style-name="P4" draw:layer="layout" svg:width="0.458cm" svg:height="0.513cm" svg:x="2.54cm" svg:y="23.781cm">
          <draw:text-box>
            <text:p text:style-name="P2"><text:span text:style-name="T4">}</text:span></text:p>
          </draw:text-box>
        </draw:frame>
      </draw:page>
      <draw:page draw:name="page3" draw:style-name="dp1" draw:master-page-name="master-page3">
        <draw:polygon draw:style-name="gr1" draw:text-style-name="P6" draw:layer="layout" svg:width="15.557cm" svg:height="17.461cm" svg:x="2.857cm" svg:y="5.715cm" svg:viewBox="0 0 15558 17462" draw:points="0,0 15558,0 15558,17462 0,17462">
          <text:p><text:span text:style-name="T1">//edge case</text:span></text:p>
          <text:p><text:span text:style-name="T1">If (head == nullptr || head→next == nullptr) {</text:span></text:p>
          <text:p><text:span text:style-name="T1"><text:tab/></text:span><text:span text:style-name="T1">return head;</text:span></text:p>
          <text:p><text:span text:style-name="T1">}</text:span></text:p>
          <text:p><text:span text:style-name="T1"/></text:p>
          <text:p><text:span text:style-name="T1">//make pointers</text:span></text:p>
          <text:p><text:span text:style-name="T1">Node* fp = head;</text:span></text:p>
          <text:p><text:span text:style-name="T1">Node* sp = head;</text:span></text:p>
          <text:p><text:span text:style-name="T1"/></text:p>
          <text:p><text:span text:style-name="T1">//traverse pointers (fp double speed)</text:span></text:p>
          <text:p><text:span text:style-name="T1">While (fp != nullptr &amp;&amp; fp→next != nullptr) {</text:span></text:p>
          <text:p><text:span text:style-name="T1"><text:tab/></text:span><text:span text:style-name="T1">sp = sp→next;</text:span></text:p>
          <text:p><text:span text:style-name="T1"><text:tab/></text:span><text:span text:style-name="T1">fp = fp→next→next;</text:span></text:p>
          <text:p><text:span text:style-name="T1"><text:tab/></text:span><text:span text:style-name="T1">if (sp == fp) {</text:span></text:p>
          <text:p><text:span text:style-name="T1"><text:tab/></text:span><text:span text:style-name="T1">return sp;</text:span></text:p>
          <text:p><text:span text:style-name="T1"><text:tab/></text:span><text:span text:style-name="T1">}</text:span></text:p>
          <text:p><text:span text:style-name="T1"/></text:p>
          <text:p><text:span text:style-name="T1">}</text:span></text:p>
          <text:p><text:span text:style-name="T1"/></text:p>
          <text:p><text:span text:style-name="T1">Return nullptr;</text:span></text:p>
        </draw:polygon>
        <draw:frame draw:style-name="gr15" draw:text-style-name="P4" draw:layer="layout" svg:width="16.36cm" svg:height="0.513cm" svg:x="2.54cm" svg:y="2.555cm">
          <draw:text-box>
            <text:p text:style-name="P2"><text:span text:style-name="T3">3. Define the function</text:span><text:span text:style-name="T4"> Node* detectCycle(Node* head).</text:span><text:span text:style-name="T3"> Given a circularly linked</text:span></text:p>
          </draw:text-box>
        </draw:frame>
        <draw:frame draw:style-name="gr16" draw:text-style-name="P4" draw:layer="layout" svg:width="15.729cm" svg:height="0.513cm" svg:x="2.54cm" svg:y="3.162cm">
          <draw:text-box>
            <text:p text:style-name="P2"><text:span text:style-name="T3">list, write a function that returns the node at the start of the cycle. If there is no</text:span></text:p>
          </draw:text-box>
        </draw:frame>
        <draw:frame draw:style-name="gr17" draw:text-style-name="P4" draw:layer="layout" svg:width="11.737cm" svg:height="0.513cm" svg:x="2.54cm" svg:y="3.768cm">
          <draw:text-box>
            <text:p text:style-name="P2"><text:span text:style-name="T3">cycle return</text:span><text:span text:style-name="T4"> nullptr. (HINT: Use a fast and slow pointer)</text:span></text:p>
          </draw:text-box>
        </draw:frame>
        <draw:frame draw:style-name="gr18" draw:text-style-name="P4" draw:layer="layout" svg:width="7.012cm" svg:height="0.513cm" svg:x="2.54cm" svg:y="4.981cm">
          <draw:text-box>
            <text:p text:style-name="P2"><text:span text:style-name="T4">Node* detectCycle(Node* head){</text:span></text:p>
          </draw:text-box>
        </draw:frame>
        <draw:line draw:style-name="gr8" draw:text-style-name="P5" draw:layer="layout" svg:x1="2.645cm" svg:y1="24.747cm" svg:x2="18.944cm" svg:y2="24.747cm">
          <text:p/>
        </draw:line>
        <draw:frame draw:style-name="gr10" draw:text-style-name="P4" draw:layer="layout" svg:width="0.458cm" svg:height="0.513cm" svg:x="2.54cm" svg:y="23.781cm">
          <draw:text-box>
            <text:p text:style-name="P2"><text:span text:style-name="T4">}</text:span></text:p>
          </draw:text-box>
        </draw:frame>
      </draw:page>
      <draw:page draw:name="page4" draw:style-name="dp1" draw:master-page-name="master-page3">
        <draw:polygon draw:style-name="gr1" draw:text-style-name="P8" draw:layer="layout" svg:width="14.604cm" svg:height="5.714cm" svg:x="0.952cm" svg:y="15.875cm" svg:viewBox="0 0 14605 5715" draw:points="0,0 14605,0 14605,5715 0,5715">
          <text:p text:style-name="P7"><text:span text:style-name="T1">//base case</text:span></text:p>
          <text:p text:style-name="P7"><text:span text:style-name="T1"/></text:p>
          <text:p text:style-name="P7"><text:span text:style-name="T1">//revursive case</text:span></text:p>
          <text:p text:style-name="P7"><text:span text:style-name="T1"><text:line-break/></text:span><text:span text:style-name="T1"><text:line-break/></text:span><text:span text:style-name="T1">THIS QUESTION IS STUPID BC THERE IS ONLY ONE ARGUMENT??? WHO THHE FLIP MADE THIS</text:span></text:p>
        </draw:polygon>
        <draw:frame draw:style-name="gr19" draw:text-style-name="P4" draw:layer="layout" svg:width="15.462cm" svg:height="0.513cm" svg:x="2.54cm" svg:y="2.555cm">
          <draw:text-box>
            <text:p text:style-name="P2"><text:span text:style-name="T3">3. Define the function</text:span><text:span text:style-name="T4"> bool isPowerOfTwo(int n)</text:span><text:span text:style-name="T3">, which returns true if</text:span><text:span text:style-name="T4"> n</text:span><text:span text:style-name="T3"> is a</text:span></text:p>
          </draw:text-box>
        </draw:frame>
        <draw:frame draw:style-name="gr20" draw:text-style-name="P4" draw:layer="layout" svg:width="10.263cm" svg:height="0.513cm" svg:x="2.54cm" svg:y="3.162cm">
          <draw:text-box>
            <text:p text:style-name="P2"><text:span text:style-name="T3">power of two, otherwise false. Do this</text:span><text:span text:style-name="T4"> recursively!</text:span></text:p>
          </draw:text-box>
        </draw:frame>
        <draw:frame draw:style-name="gr21" draw:text-style-name="P4" draw:layer="layout" svg:width="5.713cm" svg:height="0.513cm" svg:x="2.54cm" svg:y="4.375cm">
          <draw:text-box>
            <text:p text:style-name="P2"><text:span text:style-name="T4">bool isPowerOfTwo(int n){</text:span></text:p>
          </draw:text-box>
        </draw:frame>
        <draw:frame draw:style-name="gr10" draw:text-style-name="P4" draw:layer="layout" svg:width="0.458cm" svg:height="0.513cm" svg:x="2.54cm" svg:y="11.046cm">
          <draw:text-box>
            <text:p text:style-name="P2"><text:span text:style-name="T4">}</text:span></text:p>
          </draw:text-box>
        </draw:frame>
        <draw:frame draw:style-name="gr22" draw:text-style-name="P4" draw:layer="layout" svg:width="16.08cm" svg:height="0.513cm" svg:x="2.54cm" svg:y="12.259cm">
          <draw:text-box>
            <text:p text:style-name="P2"><text:span text:style-name="T3">4. Given a string</text:span><text:span text:style-name="T4"> s</text:span><text:span text:style-name="T3"> , write the recursive function</text:span><text:span text:style-name="T4"> bool isPalindrome(string s)</text:span><text:span text:style-name="T3"> to</text:span></text:p>
          </draw:text-box>
        </draw:frame>
        <draw:frame draw:style-name="gr23" draw:text-style-name="P4" draw:layer="layout" svg:width="16.004cm" svg:height="0.513cm" svg:x="2.54cm" svg:y="12.865cm">
          <draw:text-box>
            <text:p text:style-name="P2"><text:span text:style-name="T3">check if the string is a palindrome. A string is a</text:span><text:span text:style-name="T4"> palindrome</text:span><text:span text:style-name="T3"> if it reads the same</text:span></text:p>
          </draw:text-box>
        </draw:frame>
        <draw:frame draw:style-name="gr24" draw:text-style-name="P4" draw:layer="layout" svg:width="4.625cm" svg:height="0.513cm" svg:x="2.54cm" svg:y="13.471cm">
          <draw:text-box>
            <text:p text:style-name="P2"><text:span text:style-name="T3">forward and backward.</text:span></text:p>
          </draw:text-box>
        </draw:frame>
        <draw:frame draw:style-name="gr25" draw:text-style-name="P4" draw:layer="layout" svg:width="6.098cm" svg:height="0.513cm" svg:x="2.54cm" svg:y="14.684cm">
          <draw:text-box>
            <text:p text:style-name="P2"><text:span text:style-name="T4">bool isPalindrome(string s){</text:span></text:p>
          </draw:text-box>
        </draw:frame>
        <draw:line draw:style-name="gr8" draw:text-style-name="P5" draw:layer="layout" svg:x1="2.645cm" svg:y1="24.747cm" svg:x2="18.944cm" svg:y2="24.747cm">
          <text:p/>
        </draw:line>
        <draw:frame draw:style-name="gr10" draw:text-style-name="P4" draw:layer="layout" svg:width="0.458cm" svg:height="0.513cm" svg:x="2.54cm" svg:y="23.781cm">
          <draw:text-box>
            <text:p text:style-name="P2"><text:span text:style-name="T4">}</text:span></text:p>
          </draw:text-box>
        </draw:frame>
      </draw:page>
      <draw:page draw:name="page5" draw:style-name="dp1" draw:master-page-name="master-page3">
        <draw:polygon draw:style-name="gr1" draw:text-style-name="P10" draw:layer="layout" svg:width="7.49cm" svg:height="9.693cm" svg:x="6.985cm" svg:y="5.397cm" svg:viewBox="0 0 7491 9694" draw:points="0,0 7491,0 7491,9694 0,9694">
          <text:p text:style-name="P9"><text:span text:style-name="T1">Start: 5,3,8,4,2</text:span></text:p>
          <text:p text:style-name="P9"><text:span text:style-name="T1"/></text:p>
          <text:p text:style-name="P9"><text:span text:style-name="T1">3,5,8,4,2</text:span></text:p>
          <text:p text:style-name="P9"><text:span text:style-name="T1">3,5,4,8,2</text:span></text:p>
          <text:p text:style-name="P9"><text:span text:style-name="T1">3,5,4,2,8</text:span></text:p>
          <text:p text:style-name="P9"><text:span text:style-name="T1"/></text:p>
          <text:p text:style-name="P9"><text:span text:style-name="T1">3,4,5,2,8</text:span></text:p>
          <text:p text:style-name="P9"><text:span text:style-name="T1">3,4,2,5,8</text:span></text:p>
          <text:p text:style-name="P9"><text:span text:style-name="T1"/></text:p>
          <text:p text:style-name="P9"><text:span text:style-name="T1">3,2,4,5,8</text:span><text:span text:style-name="T1"><text:line-break/></text:span><text:span text:style-name="T1"><text:line-break/></text:span><text:span text:style-name="T1">2,3,4,5,8</text:span></text:p>
          <text:p text:style-name="P9"><text:span text:style-name="T1"/></text:p>
          <text:p text:style-name="P9"><text:span text:style-name="T1">DONE!</text:span></text:p>
          <text:p text:style-name="P9"><text:span text:style-name="T1"/></text:p>
        </draw:polygon>
        <draw:frame draw:style-name="gr26" draw:text-style-name="P4" draw:layer="layout" svg:width="15.293cm" svg:height="0.513cm" svg:x="2.54cm" svg:y="2.555cm">
          <draw:text-box>
            <text:p text:style-name="P2"><text:span text:style-name="T3">4. Given the following array</text:span><text:span text:style-name="T4"> [5 3 8 4 2]</text:span><text:span text:style-name="T3"> show the array after each iteration of</text:span></text:p>
          </draw:text-box>
        </draw:frame>
        <draw:frame draw:style-name="gr27" draw:text-style-name="P4" draw:layer="layout" svg:width="2.614cm" svg:height="0.513cm" svg:x="2.54cm" svg:y="3.162cm">
          <draw:text-box>
            <text:p text:style-name="P2"><text:span text:style-name="T4">bubble sort</text:span><text:span text:style-name="T3">.</text:span></text:p>
          </draw:text-box>
        </draw:frame>
        <draw:line draw:style-name="gr8" draw:text-style-name="P5" draw:layer="layout" svg:x1="2.645cm" svg:y1="24.747cm" svg:x2="18.944cm" svg:y2="24.747cm">
          <text:p/>
        </draw:line>
        <draw:frame draw:style-name="gr28" draw:text-style-name="P4" draw:layer="layout" svg:width="2.085cm" svg:height="0.513cm" svg:x="9.75cm" svg:y="4.375cm">
          <draw:text-box>
            <text:p text:style-name="P2"><text:span text:style-name="T4">[5 3 8 4 2]</text:span></text:p>
          </draw:text-box>
        </draw:frame>
      </draw:page>
      <draw:page draw:name="page6" draw:style-name="dp1" draw:master-page-name="master-page3">
        <draw:polygon draw:style-name="gr1" draw:text-style-name="P6" draw:layer="layout" svg:width="12.064cm" svg:height="13.969cm" svg:x="4.762cm" svg:y="6.032cm" svg:viewBox="0 0 12065 13970" draw:points="0,0 12065,0 12065,13970 0,13970">
          <text:p><text:span text:style-name="T1">Start:10,3,15,7,8</text:span></text:p>
          <text:p><text:span text:style-name="T1"/></text:p>
          <text:p><text:span text:style-name="T1">3,10,15,7,8 swap</text:span></text:p>
          <text:p><text:span text:style-name="T1">3,7,15,10,8 swap</text:span></text:p>
          <text:p><text:span text:style-name="T1">3,7,8,10,15 swap</text:span></text:p>
          <text:p><text:span text:style-name="T1">3,7,8,10,15 no swap</text:span></text:p>
          <text:p><text:span text:style-name="T1"/></text:p>
          <text:p><text:span text:style-name="T1">DONE!</text:span></text:p>
        </draw:polygon>
        <draw:frame draw:style-name="gr29" draw:text-style-name="P4" draw:layer="layout" svg:width="15.801cm" svg:height="0.513cm" svg:x="2.54cm" svg:y="2.555cm">
          <draw:text-box>
            <text:p text:style-name="P2"><text:span text:style-name="T3">5. Given the following array</text:span><text:span text:style-name="T4"> [10 3 15 7 8]</text:span><text:span text:style-name="T3"> show the array after each iteration of</text:span></text:p>
          </draw:text-box>
        </draw:frame>
        <draw:frame draw:style-name="gr30" draw:text-style-name="P4" draw:layer="layout" svg:width="3.101cm" svg:height="0.513cm" svg:x="2.54cm" svg:y="3.162cm">
          <draw:text-box>
            <text:p text:style-name="P2"><text:span text:style-name="T4">selection sort</text:span><text:span text:style-name="T3">.</text:span></text:p>
          </draw:text-box>
        </draw:frame>
        <draw:line draw:style-name="gr8" draw:text-style-name="P5" draw:layer="layout" svg:x1="2.645cm" svg:y1="24.747cm" svg:x2="18.944cm" svg:y2="24.747cm">
          <text:p/>
        </draw:line>
        <draw:frame draw:style-name="gr6" draw:text-style-name="P4" draw:layer="layout" svg:width="2.593cm" svg:height="0.513cm" svg:x="9.495cm" svg:y="4.375cm">
          <draw:text-box>
            <text:p text:style-name="P2"><text:span text:style-name="T4">[10 3 15 7 8]</text:span></text:p>
          </draw:text-box>
        </draw:frame>
      </draw:page>
      <draw:page draw:name="page7" draw:style-name="dp1" draw:master-page-name="master-page3">
        <draw:polygon draw:style-name="gr1" draw:text-style-name="P6" draw:layer="layout" svg:width="7.619cm" svg:height="1.269cm" svg:x="4.445cm" svg:y="14.605cm" svg:viewBox="0 0 7620 1270" draw:points="0,0 7620,0 7620,1270 0,1270">
          <text:p><text:span text:style-name="T1">O(n^2)</text:span></text:p>
        </draw:polygon>
        <draw:frame draw:style-name="gr31" draw:text-style-name="P4" draw:layer="layout" svg:width="10.192cm" svg:height="0.513cm" svg:x="2.54cm" svg:y="2.555cm">
          <draw:text-box>
            <text:p text:style-name="P2"><text:span text:style-name="T3">6. What is the time complexity for the code below?</text:span></text:p>
          </draw:text-box>
        </draw:frame>
        <draw:frame draw:style-name="gr32" draw:text-style-name="P11" draw:layer="layout" svg:width="4.879cm" svg:height="0.513cm" svg:x="2.54cm" svg:y="3.768cm">
          <draw:text-box>
            <text:p text:style-name="P2"><text:span text:style-name="T4">for(int i = 0; i &lt; 50; i++)</text:span></text:p>
          </draw:text-box>
        </draw:frame>
        <draw:frame draw:style-name="gr33" draw:text-style-name="P4" draw:layer="layout" svg:width="3.761cm" svg:height="0.513cm" svg:x="3.81cm" svg:y="4.375cm">
          <draw:text-box>
            <text:p text:style-name="P2"><text:span text:style-name="T4">cout &lt;&lt; i &lt;&lt; endl;</text:span></text:p>
          </draw:text-box>
        </draw:frame>
        <draw:frame draw:style-name="gr31" draw:text-style-name="P4" draw:layer="layout" svg:width="10.192cm" svg:height="0.513cm" svg:x="2.54cm" svg:y="9.833cm">
          <draw:text-box>
            <text:p text:style-name="P2"><text:span text:style-name="T3">7. What is the time complexity for the code below?</text:span></text:p>
          </draw:text-box>
        </draw:frame>
        <draw:frame draw:style-name="gr34" draw:text-style-name="P4" draw:layer="layout" svg:width="4.828cm" svg:height="0.513cm" svg:x="2.54cm" svg:y="11.046cm">
          <draw:text-box>
            <text:p text:style-name="P2"><text:span text:style-name="T4">for(int i = 0; i &lt; n; i++){</text:span></text:p>
          </draw:text-box>
        </draw:frame>
        <draw:frame draw:style-name="gr34" draw:text-style-name="P4" draw:layer="layout" svg:width="4.828cm" svg:height="0.513cm" svg:x="3.05cm" svg:y="11.652cm">
          <draw:text-box>
            <text:p text:style-name="P2"><text:span text:style-name="T4">for(int j = 0; j &lt; n; j++){</text:span></text:p>
          </draw:text-box>
        </draw:frame>
        <draw:frame draw:style-name="gr33" draw:text-style-name="P4" draw:layer="layout" svg:width="3.761cm" svg:height="0.513cm" svg:x="3.81cm" svg:y="12.259cm">
          <draw:text-box>
            <text:p text:style-name="P2"><text:span text:style-name="T4">cout &lt;&lt; j &lt;&lt; endl;</text:span></text:p>
          </draw:text-box>
        </draw:frame>
        <draw:frame draw:style-name="gr10" draw:text-style-name="P4" draw:layer="layout" svg:width="0.458cm" svg:height="0.513cm" svg:x="3.177cm" svg:y="12.865cm">
          <draw:text-box>
            <text:p text:style-name="P2"><text:span text:style-name="T4">}</text:span></text:p>
          </draw:text-box>
        </draw:frame>
        <draw:frame draw:style-name="gr10" draw:text-style-name="P4" draw:layer="layout" svg:width="0.458cm" svg:height="0.513cm" svg:x="2.54cm" svg:y="13.471cm">
          <draw:text-box>
            <text:p text:style-name="P2"><text:span text:style-name="T4">}</text:span></text:p>
          </draw:text-box>
        </draw:frame>
        <draw:frame draw:style-name="gr31" draw:text-style-name="P4" draw:layer="layout" svg:width="10.192cm" svg:height="0.513cm" svg:x="2.54cm" svg:y="17.717cm">
          <draw:text-box>
            <text:p text:style-name="P2"><text:span text:style-name="T3">8. What is the time complexity for the code below?</text:span></text:p>
          </draw:text-box>
        </draw:frame>
        <draw:frame draw:style-name="gr35" draw:text-style-name="P4" draw:layer="layout" svg:width="5.247cm" svg:height="0.513cm" svg:x="2.54cm" svg:y="18.93cm">
          <draw:text-box>
            <text:p text:style-name="P2"><text:span text:style-name="T4">for(int i = 0; i &lt; n; i *= 2){</text:span></text:p>
          </draw:text-box>
        </draw:frame>
        <draw:frame draw:style-name="gr34" draw:text-style-name="P4" draw:layer="layout" svg:width="4.828cm" svg:height="0.513cm" svg:x="3.05cm" svg:y="19.536cm">
          <draw:text-box>
            <text:p text:style-name="P2"><text:span text:style-name="T4">for(int j = 0; j &lt; n; j++){</text:span></text:p>
          </draw:text-box>
        </draw:frame>
        <draw:frame draw:style-name="gr33" draw:text-style-name="P4" draw:layer="layout" svg:width="3.761cm" svg:height="0.513cm" svg:x="3.81cm" svg:y="20.143cm">
          <draw:text-box>
            <text:p text:style-name="P2"><text:span text:style-name="T4">cout &lt;&lt; j &lt;&lt; endl;</text:span></text:p>
          </draw:text-box>
        </draw:frame>
        <draw:frame draw:style-name="gr10" draw:text-style-name="P4" draw:layer="layout" svg:width="0.458cm" svg:height="0.513cm" svg:x="3.177cm" svg:y="20.749cm">
          <draw:text-box>
            <text:p text:style-name="P2"><text:span text:style-name="T4">}</text:span></text:p>
          </draw:text-box>
        </draw:frame>
        <draw:frame draw:style-name="gr10" draw:text-style-name="P4" draw:layer="layout" svg:width="0.458cm" svg:height="0.513cm" svg:x="2.54cm" svg:y="21.355cm">
          <draw:text-box>
            <text:p text:style-name="P2"><text:span text:style-name="T4">}</text:span></text:p>
          </draw:text-box>
        </draw:frame>
        <draw:frame draw:style-name="gr36" draw:text-style-name="P12" draw:layer="layout" svg:width="6.032cm" svg:height="1.133cm" svg:x="5.08cm" svg:y="22.679cm">
          <draw:text-box>
            <text:p><text:span text:style-name="T1">O(nlogn)??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7T20:28:47.466389342</dc:date>
    <meta:editing-duration>PT1H44M59S</meta:editing-duration>
    <meta:editing-cycles>3</meta:editing-cycles>
    <meta:generator>LibreOffice/24.2.7.2$Linux_X86_64 LibreOffice_project/420$Build-2</meta:generator>
    <meta:document-statistic meta:object-count="62"/>
  </office:meta>
</office:document-meta>
</file>